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99cm" svg:stroke-color="#000000" draw:stroke-linejoin="round" svg:stroke-linecap="butt" draw:fill="solid" draw:fill-color="#000000" fo:padding-top="0.049cm" fo:padding-bottom="0.049cm" fo:padding-left="0.049cm" fo:padding-right="0.049cm"/>
    </style:style>
    <style:style style:name="P1" style:family="paragraph">
      <loext:graphic-properties draw:fill="solid" draw:fill-color="#000000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3.001cm" svg:height="2.001cm" svg:x="44.649cm" svg:y="3.547cm" svg:viewBox="0 0 3002 2002" draw:points="750,0 750,999 0,999 1501,2002 3002,999 2252,999 2252,0">
          <text:p/>
        </draw:polygon>
        <draw:polygon draw:style-name="gr1" draw:text-style-name="P1" draw:layer="layout" svg:width="3.001cm" svg:height="2.001cm" svg:x="29.12cm" svg:y="3.547cm" svg:viewBox="0 0 3002 2002" draw:points="750,0 750,999 0,999 1500,2002 3002,999 2249,999 2249,0">
          <text:p/>
        </draw:polygon>
        <draw:polygon draw:style-name="gr1" draw:text-style-name="P1" draw:layer="layout" svg:width="3.002cm" svg:height="2.001cm" svg:x="8.589cm" svg:y="3.547cm" svg:viewBox="0 0 3003 2002" draw:points="751,0 751,999 0,999 1501,2002 3003,999 2252,999 2252,0">
          <text:p/>
        </draw:polygon>
        <draw:polygon draw:style-name="gr1" draw:text-style-name="P1" draw:layer="layout" svg:width="37.557cm" svg:height="1.501cm" svg:x="9.343cm" svg:y="2.046cm" svg:viewBox="0 0 37558 1502" draw:points="18779,1502 0,1502 0,0 37558,0 37558,1502">
          <text:p/>
        </draw:polygon>
        <draw:polygon draw:style-name="gr1" draw:text-style-name="P1" draw:layer="layout" svg:width="3.002cm" svg:height="1.997cm" svg:x="39.589cm" svg:y="0.049cm" svg:viewBox="0 0 3003 1998" draw:points="751,1998 751,1000 0,1000 1502,0 3003,1000 2252,1000 2252,1998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1.24cm" fo:page-height="5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20T15:59:07.893526938</dc:date>
    <meta:editing-duration>PT22S</meta:editing-duration>
    <meta:editing-cycles>1</meta:editing-cycles>
    <meta:document-statistic meta:object-count="5"/>
    <meta:generator>LibreOffice/6.2.6.2$Linux_X86_64 LibreOffice_project/20$Build-2</meta:generator>
  </office:meta>
</office:document-meta>
</file>